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auto-grow-height="false" fo:min-height="0.749cm" fo:min-width="0.499cm" fo:wrap-option="no-wrap"/>
    </style:style>
    <style:style style:name="gr6" style:family="graphic" style:parent-style-name="standard">
      <style:graphic-properties draw:fill="solid" draw:fill-color="#00dcff" draw:fill-gradient-name="Radial_20_red_2f_yellow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myself"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45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2.54cm" svg:x="1cm" svg:y="4.81cm">
          <text:p text:style-name="P1">button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45cm" svg:height="2.54cm" svg:x="1cm" svg:y="7.985cm">
          <text:p text:style-name="P1">button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45cm" svg:height="2.54cm" svg:x="1cm" svg:y="11.16cm">
          <text:p text:style-name="P1">button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45cm" svg:height="1.905cm" svg:x="1cm" svg:y="14.335cm">
          <text:p text:style-name="P1">button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45cm" svg:height="1.905cm" svg:x="1cm" svg:y="16.875cm">
          <text:p text:style-name="P1">button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2.065cm" svg:height="12.065cm" svg:x="7.35cm" svg:y="7.985cm">
          <text:p text:style-name="P1">Hi, my name is Vicki lu.</text:p>
          <text:p text:style-name="P1"><text:s/>This is my first page of my website.</text:p>
          <text:p text:style-name="P1">Hi, my name is Vicki lu.</text:p>
          <text:p text:style-name="P1"><text:s/>This is my first page of my website.</text:p>
          <text:p text:style-name="P1">Hi, my name is Vicki lu.</text:p>
          <text:p text:style-name="P1"><text:s/>This is my first page of my website.</text:p>
          <text:p text:style-name="P1">Hi, my name is Vicki lu.</text:p>
          <text:p text:style-name="P1"><text:s/>This is my first page of my website.</text:p>
          <text:p text:style-name="P1">Hi, my name is Vicki lu.</text:p>
          <text:p text:style-name="P1"><text:s/>This is my first page of my website.</text:p>
          <text:p text:style-name="P1">Hi, my name is Vicki lu.</text:p>
          <text:p text:style-name="P1"><text:s/>This is my first page of my website.</text:p>
          <text:p text:style-name="P1">Hi, my name is Vicki lu.</text:p>
          <text:p text:style-name="P1"><text:s/>This is my first page of my website.</text:p>
          <text:p text:style-name="P1">Hi, my name is Vicki lu.</text:p>
          <text:p text:style-name="P1"><text:s/>This is my first page of my website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layer="layout" svg:width="5.715cm" svg:height="5.08cm" svg:x="20.685cm" svg:y="8.6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layer="layout" svg:width="5.715cm" svg:height="5.08cm" svg:x="20.685cm" svg:y="14.9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1" draw:layer="layout" svg:width="15.875cm" svg:height="3.81cm" svg:x="8.62cm" svg:y="2.27cm">
          <text:p text:style-name="P1">My First Website: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udent </meta:initial-creator>
    <meta:creation-date>2012-04-17T11:23:43</meta:creation-date>
    <dc:date>2012-04-24T11:36:39</dc:date>
    <dc:creator>Student </dc:creator>
    <meta:editing-duration>PT36M21S</meta:editing-duration>
    <meta:editing-cycles>6</meta:editing-cycles>
    <meta:generator>LibreOffice/3.3$Linux LibreOffice_project/330m19$Build-202</meta:generator>
    <meta:document-statistic meta:object-count="11"/>
  </office:meta>
</office:document-meta>
</file>